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a381" officeooo:paragraph-rsid="0002a381" style:font-weight-asian="bold" style:font-weight-complex="bold"/>
    </style:style>
    <style:style style:name="P2" style:family="paragraph" style:parent-style-name="Standard">
      <style:text-properties fo:font-weight="bold" officeooo:rsid="0002a381" officeooo:paragraph-rsid="000498d8" style:font-weight-asian="bold" style:font-weight-complex="bold"/>
    </style:style>
    <style:style style:name="P3" style:family="paragraph" style:parent-style-name="Standard">
      <style:text-properties fo:font-weight="bold" officeooo:rsid="0002a381" officeooo:paragraph-rsid="00072a39" style:font-weight-asian="bold" style:font-weight-complex="bold"/>
    </style:style>
    <style:style style:name="P4" style:family="paragraph" style:parent-style-name="Standard">
      <style:text-properties officeooo:paragraph-rsid="0002a381"/>
    </style:style>
    <style:style style:name="P5" style:family="paragraph" style:parent-style-name="Standard">
      <style:text-properties fo:font-style="italic" officeooo:paragraph-rsid="0002a381" style:font-style-asian="italic" style:font-style-complex="italic"/>
    </style:style>
    <style:style style:name="P6" style:family="paragraph" style:parent-style-name="Standard">
      <style:text-properties fo:font-style="italic" officeooo:paragraph-rsid="000498d8" style:font-style-asian="italic" style:font-style-complex="italic"/>
    </style:style>
    <style:style style:name="P7" style:family="paragraph" style:parent-style-name="Standard">
      <style:text-properties fo:font-style="italic" officeooo:paragraph-rsid="00072a39" style:font-style-asian="italic" style:font-style-complex="italic"/>
    </style:style>
    <style:style style:name="P8" style:family="paragraph" style:parent-style-name="Standard">
      <style:text-properties officeooo:paragraph-rsid="000498d8"/>
    </style:style>
    <style:style style:name="P9" style:family="paragraph" style:parent-style-name="Standard">
      <style:text-properties fo:font-size="10pt" fo:font-style="normal" officeooo:paragraph-rsid="000498d8" style:font-size-asian="10pt" style:font-style-asian="normal" style:font-size-complex="10pt" style:font-style-complex="normal"/>
    </style:style>
    <style:style style:name="P10" style:family="paragraph" style:parent-style-name="Standard">
      <style:text-properties fo:font-size="10pt" fo:font-style="normal" officeooo:paragraph-rsid="00072a39" style:font-size-asian="10pt" style:font-style-asian="normal" style:font-size-complex="10pt" style:font-style-complex="normal"/>
    </style:style>
    <style:style style:name="P11" style:family="paragraph" style:parent-style-name="Standard">
      <style:text-properties officeooo:paragraph-rsid="00072a39"/>
    </style:style>
    <style:style style:name="P12" style:family="paragraph" style:parent-style-name="Standard" style:master-page-name="">
      <style:paragraph-properties style:page-number="auto"/>
      <style:text-properties fo:font-weight="bold" officeooo:rsid="0002a381" officeooo:paragraph-rsid="000498d8" style:font-weight-asian="bold" style:font-weight-complex="bold"/>
    </style:style>
    <style:style style:name="P13" style:family="paragraph" style:parent-style-name="Standard" style:master-page-name="">
      <style:paragraph-properties style:page-number="auto"/>
      <style:text-properties fo:font-weight="bold" officeooo:rsid="0002a381" officeooo:paragraph-rsid="00072a39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-0.75in" fo:margin-right="-0.8118in" fo:text-indent="0in" style:auto-text-indent="false" style:page-number="auto" fo:background-color="transparent"/>
      <style:text-properties officeooo:paragraph-rsid="000498d8"/>
    </style:style>
    <style:style style:name="P15" style:family="paragraph" style:parent-style-name="Standard">
      <loext:graphic-properties draw:fill="none"/>
      <style:paragraph-properties fo:margin-left="-0.75in" fo:margin-right="-0.8118in" fo:text-indent="0in" style:auto-text-indent="false" fo:background-color="transparent"/>
      <style:text-properties officeooo:paragraph-rsid="000498d8"/>
    </style:style>
    <style:style style:name="P16" style:family="paragraph" style:parent-style-name="Standard">
      <loext:graphic-properties draw:fill="none"/>
      <style:paragraph-properties fo:margin-left="-0.75in" fo:margin-right="-0.8118in" fo:text-indent="0in" style:auto-text-indent="false" fo:background-color="transparent"/>
      <style:text-properties officeooo:paragraph-rsid="00072a39"/>
    </style:style>
    <style:style style:name="P17" style:family="paragraph" style:parent-style-name="Standard" style:master-page-name="">
      <loext:graphic-properties draw:fill="none"/>
      <style:paragraph-properties fo:margin-left="0in" fo:margin-right="-0.4366in" fo:text-indent="0in" style:auto-text-indent="false" style:page-number="auto" fo:background-color="transparent"/>
      <style:text-properties fo:font-weight="bold" officeooo:rsid="0002a381" officeooo:paragraph-rsid="0002a381" style:font-weight-asian="bold" style:font-weight-complex="bold"/>
    </style:style>
    <style:style style:name="P18" style:family="paragraph" style:parent-style-name="Standard">
      <style:text-properties fo:font-variant="normal" fo:text-transform="none" fo:color="#505050" style:font-name="OpenSans" fo:font-size="9pt" fo:letter-spacing="normal" fo:font-style="italic" fo:font-weight="bold" officeooo:rsid="0002a381" officeooo:paragraph-rsid="0002a381" style:font-size-asian="9.14999961853027pt" style:font-style-asian="italic" style:font-weight-asian="bold" style:font-size-complex="10.5pt" style:font-style-complex="italic" style:font-weight-complex="bold"/>
    </style:style>
    <style:style style:name="P19" style:family="paragraph" style:parent-style-name="Standard">
      <style:text-properties fo:font-variant="normal" fo:text-transform="none" fo:color="#505050" style:font-name="OpenSans" fo:font-size="9pt" fo:letter-spacing="normal" fo:font-style="italic" fo:font-weight="bold" officeooo:rsid="0002a381" officeooo:paragraph-rsid="000498d8" style:font-size-asian="9.14999961853027pt" style:font-style-asian="italic" style:font-weight-asian="bold" style:font-size-complex="10.5pt" style:font-style-complex="italic" style:font-weight-complex="bold"/>
    </style:style>
    <style:style style:name="P20" style:family="paragraph" style:parent-style-name="Standard">
      <style:text-properties fo:font-variant="normal" fo:text-transform="none" fo:color="#505050" style:font-name="OpenSans" fo:font-size="9pt" fo:letter-spacing="normal" fo:font-style="italic" fo:font-weight="bold" officeooo:rsid="000498d8" officeooo:paragraph-rsid="000498d8" style:font-size-asian="9.14999961853027pt" style:font-style-asian="italic" style:font-weight-asian="bold" style:font-size-complex="10.5pt" style:font-style-complex="italic" style:font-weight-complex="bold"/>
    </style:style>
    <style:style style:name="P21" style:family="paragraph" style:parent-style-name="Standard">
      <style:text-properties fo:font-variant="normal" fo:text-transform="none" fo:color="#505050" style:font-name="OpenSans" fo:font-size="9pt" fo:letter-spacing="normal" fo:font-style="italic" fo:font-weight="bold" officeooo:rsid="000498d8" officeooo:paragraph-rsid="00072a39" style:font-size-asian="9.14999961853027pt" style:font-style-asian="italic" style:font-weight-asian="bold" style:font-size-complex="10.5pt" style:font-style-complex="italic" style:font-weight-complex="bold"/>
    </style:style>
    <style:style style:name="P22" style:family="paragraph" style:parent-style-name="Standard">
      <style:text-properties fo:font-variant="normal" fo:text-transform="none" fo:color="#505050" style:font-name="OpenSans" fo:font-size="9pt" fo:letter-spacing="normal" fo:font-style="italic" fo:font-weight="normal" officeooo:rsid="0002a381" officeooo:paragraph-rsid="000498d8" style:font-size-asian="9.14999961853027pt" style:font-style-asian="italic" style:font-weight-asian="bold" style:font-size-complex="10.5pt" style:font-style-complex="italic" style:font-weight-complex="bold"/>
    </style:style>
    <style:style style:name="P23" style:family="paragraph" style:parent-style-name="Standard">
      <style:text-properties fo:font-variant="normal" fo:text-transform="none" fo:color="#505050" style:font-name="OpenSans" fo:font-size="9pt" fo:letter-spacing="normal" fo:font-style="italic" fo:font-weight="normal" officeooo:rsid="0002a381" officeooo:paragraph-rsid="00072a39" style:font-size-asian="9.14999961853027pt" style:font-style-asian="italic" style:font-weight-asian="bold" style:font-size-complex="10.5pt" style:font-style-complex="italic" style:font-weight-complex="bold"/>
    </style:style>
    <style:style style:name="P2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2a381" officeooo:paragraph-rsid="00072a39" style:font-size-asian="9.14999961853027pt" style:font-style-asian="normal" style:font-weight-asian="bold" style:font-size-complex="10.5pt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-0.75in" fo:margin-right="-0.8118in" fo:text-indent="0in" style:auto-text-indent="false" fo:background-color="transparent"/>
      <style:text-properties fo:font-variant="normal" fo:text-transform="none" fo:color="#505050" style:font-name="OpenSans" fo:font-size="9pt" fo:letter-spacing="normal" fo:font-style="italic" fo:font-weight="bold" officeooo:rsid="0002a381" officeooo:paragraph-rsid="000498d8" style:font-size-asian="9.14999961853027pt" style:font-style-asian="italic" style:font-weight-asian="bold" style:font-size-complex="10.5pt" style:font-style-complex="italic" style:font-weight-complex="bold"/>
    </style:style>
    <style:style style:name="T1" style:family="text">
      <style:text-properties officeooo:rsid="0002a381"/>
    </style:style>
    <style:style style:name="T2" style:family="text">
      <style:text-properties fo:font-variant="normal" fo:text-transform="none" fo:color="#505050" style:font-name="OpenSans" fo:font-size="9pt" fo:letter-spacing="normal" fo:font-style="normal" fo:font-weight="normal" officeooo:rsid="0002a381" style:font-size-asian="9.14999961853027pt" style:font-style-asian="normal" style:font-weight-asian="bold" style:font-size-complex="10.5pt" style:font-style-complex="normal" style:font-weight-complex="bold"/>
    </style:style>
    <style:style style:name="T3" style:family="text">
      <style:text-properties fo:font-variant="normal" fo:text-transform="none" fo:color="#505050" style:font-name="OpenSans" fo:font-size="9pt" fo:letter-spacing="normal" fo:font-weight="normal"/>
    </style:style>
    <style:style style:name="T4" style:family="text">
      <style:text-properties fo:font-variant="normal" fo:text-transform="none" fo:color="#505050" style:font-name="OpenSans" fo:font-size="9pt" fo:letter-spacing="normal" fo:font-weight="normal" officeooo:rsid="0002a381" style:font-size-asian="9.14999961853027pt" style:font-weight-asian="bold" style:font-size-complex="10.5pt" style:font-weight-complex="bold"/>
    </style:style>
    <style:style style:name="T5" style:family="text">
      <style:text-properties fo:font-variant="normal" fo:text-transform="none" fo:color="#505050" style:font-name="OpenSans" fo:font-size="9pt" fo:letter-spacing="normal" fo:font-style="italic" fo:font-weight="normal" officeooo:rsid="0002a381" style:font-style-asian="italic" style:font-style-complex="italic"/>
    </style:style>
    <style:style style:name="T6" style:family="text">
      <style:text-properties fo:font-variant="normal" fo:text-transform="none" fo:color="#505050" style:font-name="OpenSans" fo:font-size="9pt" fo:letter-spacing="normal" fo:font-style="italic" fo:font-weight="normal" officeooo:rsid="0002a381" style:font-size-asian="9.14999961853027pt" style:font-style-asian="italic" style:font-weight-asian="bold" style:font-size-complex="10.5pt" style:font-style-complex="italic" style:font-weight-complex="bold"/>
    </style:style>
    <style:style style:name="T7" style:family="text">
      <style:text-properties fo:font-variant="normal" fo:text-transform="none" fo:color="#505050" style:font-name="OpenSans" fo:font-size="9pt" fo:letter-spacing="normal" fo:font-style="italic" fo:font-weight="bold" officeooo:rsid="0002a381" style:font-size-asian="9.14999961853027pt" style:font-style-asian="italic" style:font-weight-asian="bold" style:font-size-complex="10.5pt" style:font-style-complex="italic" style:font-weight-complex="bold"/>
    </style:style>
    <style:style style:name="T8" style:family="text">
      <style:text-properties fo:font-variant="normal" fo:text-transform="none" fo:color="#505050" style:font-name="OpenSans" fo:font-size="9pt" fo:letter-spacing="normal" fo:font-style="italic" fo:font-weight="bold" officeooo:rsid="000498d8" style:font-size-asian="9.14999961853027pt" style:font-style-asian="italic" style:font-weight-asian="bold" style:font-size-complex="10.5pt" style:font-style-complex="italic" style:font-weight-complex="bold"/>
    </style:style>
    <style:style style:name="T9" style:family="text">
      <style:text-properties fo:font-variant="normal" fo:text-transform="none" fo:color="#505050" style:font-name="OpenSans" fo:font-size="9pt" fo:letter-spacing="normal" fo:font-style="italic" fo:font-weight="bold" officeooo:rsid="00051fea" style:font-size-asian="9.14999961853027pt" style:font-style-asian="italic" style:font-weight-asian="bold" style:font-size-complex="10.5pt" style:font-style-complex="italic" style:font-weight-complex="bold"/>
    </style:style>
    <style:style style:name="T10" style:family="text">
      <style:text-properties fo:font-variant="normal" fo:text-transform="none" fo:color="#505050" style:font-name="OpenSans" fo:font-size="9pt" fo:letter-spacing="normal" fo:font-style="italic" fo:font-weight="bold" officeooo:rsid="00072a39" style:font-size-asian="9.14999961853027pt" style:font-style-asian="italic" style:font-weight-asian="bold" style:font-size-complex="10.5pt" style:font-style-complex="italic" style:font-weight-complex="bold"/>
    </style:style>
    <style:style style:name="T11" style:family="text">
      <style:text-properties fo:font-variant="normal" fo:text-transform="none" fo:color="#505050" style:font-name="OpenSans" fo:font-size="9pt" fo:letter-spacing="normal" fo:font-weight="bold" officeooo:rsid="0002a381" style:font-size-asian="9.14999961853027pt" style:font-weight-asian="bold" style:font-size-complex="10.5pt" style:font-weight-complex="bold"/>
    </style:style>
    <style:style style:name="T12" style:family="text">
      <style:text-properties fo:font-variant="normal" fo:text-transform="none" fo:color="#505050" style:font-name="OpenSans" fo:font-size="9pt" fo:letter-spacing="normal" fo:font-weight="bold" officeooo:rsid="000498d8" style:font-size-asian="9.14999961853027pt" style:font-weight-asian="bold" style:font-size-complex="10.5pt" style:font-weight-complex="bold"/>
    </style:style>
    <style:style style:name="T13" style:family="text">
      <style:text-properties fo:font-variant="normal" fo:text-transform="none" fo:color="#505050" style:font-name="OpenSans" fo:font-size="9pt" fo:letter-spacing="normal" fo:font-weight="bold" officeooo:rsid="00051fea" style:font-size-asian="9.14999961853027pt" style:font-weight-asian="bold" style:font-size-complex="10.5pt" style:font-weight-complex="bold"/>
    </style:style>
    <style:style style:name="T14" style:family="text">
      <style:text-properties fo:font-variant="normal" fo:text-transform="none" fo:color="#505050" style:font-name="OpenSans" fo:font-size="10.5pt" fo:letter-spacing="normal" fo:font-weight="bold" officeooo:rsid="0002a381" style:font-size-asian="9.14999961853027pt" style:font-weight-asian="bold" style:font-size-complex="10.5pt" style:font-weight-complex="bold"/>
    </style:style>
    <style:style style:name="T15" style:family="text">
      <style:text-properties fo:font-variant="normal" fo:text-transform="none" fo:color="#505050" style:font-name="OpenSans" fo:font-size="10.5pt" fo:letter-spacing="normal" fo:font-style="italic" fo:font-weight="bold" officeooo:rsid="0002a381" style:font-size-asian="9.14999961853027pt" style:font-style-asian="italic" style:font-weight-asian="bold" style:font-size-complex="10.5pt" style:font-style-complex="italic" style:font-weight-complex="bold"/>
    </style:style>
    <style:style style:name="T16" style:family="text">
      <style:text-properties fo:font-variant="normal" fo:text-transform="none" fo:color="#505050" style:font-name="OpenSans" fo:font-size="10.5pt" fo:letter-spacing="normal" fo:font-style="italic" fo:font-weight="bold" officeooo:rsid="000498d8" style:font-size-asian="9.14999961853027pt" style:font-style-asian="italic" style:font-weight-asian="bold" style:font-size-complex="10.5pt" style:font-style-complex="italic" style:font-weight-complex="bold"/>
    </style:style>
    <style:style style:name="T17" style:family="text">
      <style:text-properties fo:font-variant="normal" fo:text-transform="none" fo:color="#505050" style:font-name="OpenSans" fo:font-size="10.5pt" fo:letter-spacing="normal" fo:font-style="italic" fo:font-weight="bold" officeooo:rsid="00072a39" style:font-size-asian="9.14999961853027pt" style:font-style-asian="italic" style:font-weight-asian="bold" style:font-size-complex="10.5pt" style:font-style-complex="italic" style:font-weight-complex="bold"/>
    </style:style>
    <style:style style:name="T18" style:family="text">
      <style:text-properties fo:font-variant="normal" fo:text-transform="none" fo:color="#505050" style:font-name="OpenSans" fo:letter-spacing="normal" fo:font-weight="bold" officeooo:rsid="0002a381" style:font-weight-asian="bold" style:font-weight-complex="bold"/>
    </style:style>
    <style:style style:name="T19" style:family="text">
      <style:text-properties fo:font-variant="normal" fo:text-transform="none" fo:color="#505050" style:font-name="OpenSans" fo:letter-spacing="normal" fo:font-weight="bold" officeooo:rsid="000498d8" style:font-weight-asian="bold" style:font-weight-complex="bold"/>
    </style:style>
    <style:style style:name="T20" style:family="text">
      <style:text-properties fo:font-variant="normal" fo:text-transform="none" fo:color="#ce181e" style:font-name="OpenSans" fo:font-size="13pt" fo:letter-spacing="normal" fo:font-style="normal" fo:font-weight="normal" officeooo:rsid="0002a381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font-variant="normal" fo:text-transform="none" fo:color="#ce181e" style:font-name="OpenSans" fo:font-size="14pt" fo:letter-spacing="normal" fo:font-style="normal" fo:font-weight="normal" officeooo:rsid="0002a381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ce181e" fo:font-size="16pt" officeooo:rsid="0002a381" style:font-size-asian="16pt" style:font-size-complex="16pt"/>
    </style:style>
    <style:style style:name="T23" style:family="text">
      <style:text-properties fo:color="#ce181e" fo:font-size="16pt" fo:font-style="normal" fo:font-weight="normal" officeooo:rsid="0002a381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officeooo:rsid="000498d8"/>
    </style:style>
    <style:style style:name="T25" style:family="text">
      <style:text-properties officeooo:rsid="00072a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GET METHOD:</text:p>
      <text:p text:style-name="P1"><text:tab/>ENTITY <text:span text:style-name="T25">COLLECTIONS</text:span>:</text:p>
      <text:p text:style-name="P4"><text:span text:style-name="T1"><text:tab/> <text:s text:c="2"/></text:span><text:span text:style-name="T23">operationSystems:</text:span></text:p>
      <text:p text:style-name="P5"><text:span text:style-name="T3"><text:tab/> <text:s text:c="8"/></text:span><text:span text:style-name="T14">To get all models – </text:span><text:span text:style-name="T4">http://localhost:8080/api/apiKey/</text:span><text:span text:style-name="T11">operationSystems</text:span></text:p>
      <text:p text:style-name="P4"><text:span text:style-name="T5"><text:tab/> <text:s text:c="8"/></text:span><text:span text:style-name="T15">To get specific entity - </text:span><text:a xlink:type="simple" xlink:href="http://localhost:8080/api/apiKey/operationSystems/entityId" text:style-name="Internet_20_link" text:visited-style-name="Visited_20_Internet_20_Link"><text:span text:style-name="T6">http://localhost:8080/api/apiKey/</text:span></text:a><text:a xlink:type="simple" xlink:href="http://localhost:8080/api/apiKey/operationSystems/entityId" text:style-name="Internet_20_link" text:visited-style-name="Visited_20_Internet_20_Link"><text:span text:style-name="T7">operationSystems/entityId</text:span></text:a></text:p>
      <text:p text:style-name="P18"/>
      <text:p text:style-name="P4"><text:span text:style-name="T2"><text:tab/> <text:s text:c="2"/></text:span><text:span text:style-name="T20">kernels:</text:span></text:p>
      <text:p text:style-name="P4"><text:span text:style-name="T20"><text:s text:c="15"/></text:span><text:span text:style-name="T15">To get all models – </text:span><text:span text:style-name="T6">http://localhost:8080/api/apiKey/</text:span><text:span text:style-name="T7">kernels</text:span></text:p>
      <text:p text:style-name="P4"><text:span text:style-name="T7"><text:tab/> <text:s text:c="7"/></text:span><text:span text:style-name="T15">To get specific entity - </text:span><text:a xlink:type="simple" xlink:href="http://localhost:8080/api/apiKey/kernels/entityId" text:style-name="Internet_20_link" text:visited-style-name="Visited_20_Internet_20_Link"><text:span text:style-name="T6">http://localhost:8080/api/apiKey/kernels</text:span></text:a><text:a xlink:type="simple" xlink:href="http://localhost:8080/api/apiKey/kernels/entityId" text:style-name="Internet_20_link" text:visited-style-name="Visited_20_Internet_20_Link"><text:span text:style-name="T7">/entityId</text:span></text:a></text:p>
      <text:p text:style-name="P18"/>
      <text:p text:style-name="P4"><text:span text:style-name="T1"><text:tab/> <text:s text:c="2"/></text:span><text:span text:style-name="T22">kernelTypes</text:span><text:span text:style-name="T23">:</text:span></text:p>
      <text:p text:style-name="P5"><text:span text:style-name="T3"><text:tab/> <text:s text:c="8"/></text:span><text:span text:style-name="T14">To get all models – </text:span><text:span text:style-name="T4">http://localhost:8080/api/apiKey/</text:span><text:span text:style-name="T11">kernelTypes</text:span></text:p>
      <text:p text:style-name="P4"><text:span text:style-name="T5"><text:tab/> <text:s text:c="8"/></text:span><text:span text:style-name="T15">To get specific entity - </text:span><text:a xlink:type="simple" xlink:href="http://localhost:8080/api/apiKey/kernelTypes/entityId" text:style-name="Internet_20_link" text:visited-style-name="Visited_20_Internet_20_Link"><text:span text:style-name="T6">http://localhost:8080/api/apiKey/</text:span></text:a><text:a xlink:type="simple" xlink:href="http://localhost:8080/api/apiKey/kernelTypes/entityId" text:style-name="Internet_20_link" text:visited-style-name="Visited_20_Internet_20_Link"><text:span text:style-name="T7">kernelTypes/entityId</text:span></text:a></text:p>
      <text:p text:style-name="P18"/>
      <text:p text:style-name="P4"><text:span text:style-name="T2"><text:tab/> <text:s text:c="2"/></text:span><text:span text:style-name="T21">defaultDesktopEnvironments</text:span><text:span text:style-name="T20">:</text:span></text:p>
      <text:p text:style-name="P4"><text:span text:style-name="T20"><text:s text:c="15"/></text:span><text:span text:style-name="T15">To get all models – </text:span><text:span text:style-name="T6">http://localhost:8080/api/apiKey/</text:span><text:span text:style-name="T7">defaultDesktopEnvironments</text:span></text:p>
      <text:p text:style-name="P8"><text:span text:style-name="T7"><text:tab/> <text:s text:c="7"/></text:span><text:span text:style-name="T15">To get specific entity - </text:span><text:span text:style-name="T6">http://localhost:8080/api/apiKey/</text:span><text:span text:style-name="T8">d</text:span><text:span text:style-name="T7">efaultDesktopEnvironments/entityId</text:span></text:p>
      <text:p text:style-name="P19"/>
      <text:p text:style-name="P19"/>
      <text:p text:style-name="P2"><text:span text:style-name="T24">DELETE</text:span> METHOD:</text:p>
      <text:p text:style-name="P3"><text:tab/>ENTITY <text:span text:style-name="T25">COLLECTIONS</text:span>:</text:p>
      <text:p text:style-name="P8"><text:span text:style-name="T1"><text:tab/> <text:s text:c="2"/></text:span><text:span text:style-name="T23">operationSystems:</text:span></text:p>
      <text:p text:style-name="P8"><text:span text:style-name="T5"><text:tab/> <text:s text:c="8"/></text:span><text:span text:style-name="T15">To </text:span><text:span text:style-name="T16">delete</text:span><text:span text:style-name="T15"> specific entity - </text:span><text:a xlink:type="simple" xlink:href="http://localhost:8080/api/apiKey/operationSystems/entityId" text:style-name="Internet_20_link" text:visited-style-name="Visited_20_Internet_20_Link"><text:span text:style-name="T6">http://localhost:8080/api/apiKey/</text:span></text:a><text:a xlink:type="simple" xlink:href="http://localhost:8080/api/apiKey/operationSystems/entityId" text:style-name="Internet_20_link" text:visited-style-name="Visited_20_Internet_20_Link"><text:span text:style-name="T7">operationSystems/entityId</text:span></text:a></text:p>
      <text:p text:style-name="P19"/>
      <text:p text:style-name="P8"><text:span text:style-name="T2"><text:tab/> <text:s text:c="2"/></text:span><text:span text:style-name="T20">kernels:</text:span></text:p>
      <text:p text:style-name="P8"><text:span text:style-name="T7"><text:tab/> <text:s text:c="7"/></text:span><text:span text:style-name="T15">To </text:span><text:span text:style-name="T16">delete</text:span><text:span text:style-name="T15"> specific entity - </text:span><text:a xlink:type="simple" xlink:href="http://localhost:8080/api/apiKey/kernels/entityId" text:style-name="Internet_20_link" text:visited-style-name="Visited_20_Internet_20_Link"><text:span text:style-name="T6">http://localhost:8080/api/apiKey/kernels</text:span></text:a><text:a xlink:type="simple" xlink:href="http://localhost:8080/api/apiKey/kernels/entityId" text:style-name="Internet_20_link" text:visited-style-name="Visited_20_Internet_20_Link"><text:span text:style-name="T7">/entityId</text:span></text:a></text:p>
      <text:p text:style-name="P19"/>
      <text:p text:style-name="P8"><text:span text:style-name="T1"><text:tab/> <text:s text:c="2"/></text:span><text:span text:style-name="T22">kernelTypes</text:span><text:span text:style-name="T23">:</text:span></text:p>
      <text:p text:style-name="P8"><text:span text:style-name="T5"><text:tab/> <text:s text:c="8"/></text:span><text:span text:style-name="T15">To </text:span><text:span text:style-name="T16">delete</text:span><text:span text:style-name="T15"> specific entity - </text:span><text:a xlink:type="simple" xlink:href="http://localhost:8080/api/apiKey/kernelTypes/entityId" text:style-name="Internet_20_link" text:visited-style-name="Visited_20_Internet_20_Link"><text:span text:style-name="T6">http://localhost:8080/api/apiKey/</text:span></text:a><text:a xlink:type="simple" xlink:href="http://localhost:8080/api/apiKey/kernelTypes/entityId" text:style-name="Internet_20_link" text:visited-style-name="Visited_20_Internet_20_Link"><text:span text:style-name="T7">kernelTypes/entityId</text:span></text:a></text:p>
      <text:p text:style-name="P19"/>
      <text:p text:style-name="P8"><text:span text:style-name="T2"><text:tab/> <text:s text:c="2"/></text:span><text:span text:style-name="T21">defaultDesktopEnvironments</text:span><text:span text:style-name="T20">:</text:span></text:p>
      <text:p text:style-name="P14"><text:span text:style-name="T7"><text:tab/> <text:s text:c="7"/><text:tab/><text:tab/> <text:s/></text:span><text:span text:style-name="T15">To </text:span><text:span text:style-name="T16">delete</text:span><text:span text:style-name="T15"> specific entity - </text:span><text:a xlink:type="simple" xlink:href="http://localhost:8080/api/apiKey/defaultDesktopEnvironments/entityId" text:style-name="Internet_20_link" text:visited-style-name="Visited_20_Internet_20_Link"><text:span text:style-name="T6">http://localhost:8080/api/apiKey/</text:span></text:a><text:a xlink:type="simple" xlink:href="http://localhost:8080/api/apiKey/defaultDesktopEnvironments/entityId" text:style-name="Internet_20_link" text:visited-style-name="Visited_20_Internet_20_Link"><text:span text:style-name="T8">d</text:span></text:a><text:a xlink:type="simple" xlink:href="http://localhost:8080/api/apiKey/defaultDesktopEnvironments/entityId" text:style-name="Internet_20_link" text:visited-style-name="Visited_20_Internet_20_Link"><text:span text:style-name="T7">efaultDesktopEnvironments/entityId</text:span></text:a></text:p>
      <text:p text:style-name="P25"/>
      <text:p text:style-name="P25"/>
      <text:p text:style-name="P12"><text:span text:style-name="T24">POST</text:span> METHOD:</text:p>
      <text:p text:style-name="P3"><text:tab/>ENTITY <text:span text:style-name="T25">COLLECTIONS</text:span>:</text:p>
      <text:p text:style-name="P8"><text:span text:style-name="T1"><text:tab/> <text:s text:c="2"/></text:span><text:span text:style-name="T23">operationSystems:</text:span></text:p>
      <text:p text:style-name="P8"><text:span text:style-name="T5"><text:tab/> <text:s text:c="8"/></text:span><text:span text:style-name="T15">To </text:span><text:span text:style-name="T16">post</text:span><text:span text:style-name="T15"> </text:span><text:span text:style-name="T16">new</text:span><text:span text:style-name="T15"> entity - </text:span><text:a xlink:type="simple" xlink:href="http://localhost:8080/api/apiKey/operationSystems" text:style-name="Internet_20_link" text:visited-style-name="Visited_20_Internet_20_Link"><text:span text:style-name="T6">http://localhost:8080/api/apiKey/</text:span></text:a><text:a xlink:type="simple" xlink:href="http://localhost:8080/api/apiKey/operationSystems" text:style-name="Internet_20_link" text:visited-style-name="Visited_20_Internet_20_Link"><text:span text:style-name="T7">operationSystems</text:span></text:a></text:p>
      <text:p text:style-name="P9"><text:span text:style-name="T18"><text:tab/> <text:s text:c="7"/></text:span><text:span text:style-name="T19">key: <text:s text:c="32"/>value:</text:span></text:p>
      <text:p text:style-name="P20"><text:s text:c="19"/>name <text:s text:c="30"/>name of Your choose</text:p>
      <text:p text:style-name="P6"><text:span text:style-name="T12"><text:s text:c="19"/>kernelId <text:s text:c="25"/>kernel id, </text:span><text:span text:style-name="T13">if absent, leave empty or post one :)</text:span></text:p>
      <text:p text:style-name="P6"><text:span text:style-name="T12"><text:s text:c="19"/>desktopEnvironmentId <text:s/>default desktop environment id, if absent,</text:span><text:span text:style-name="T13">leave empty or</text:span><text:span text:style-name="T12"> post one :)</text:span></text:p>
      <text:p text:style-name="P20"/>
      <text:p text:style-name="P8"><text:span text:style-name="T2"><text:tab/> <text:s text:c="2"/></text:span><text:span text:style-name="T20">kernels:</text:span></text:p>
      <text:p text:style-name="P8"><text:span text:style-name="T7"><text:tab/> <text:s text:c="7"/></text:span><text:span text:style-name="T15">To </text:span><text:span text:style-name="T16">post</text:span><text:span text:style-name="T15"> </text:span><text:span text:style-name="T16">new</text:span><text:span text:style-name="T15"> entity - </text:span><text:a xlink:type="simple" xlink:href="http://localhost:8080/api/apiKey/kernels" text:style-name="Internet_20_link" text:visited-style-name="Visited_20_Internet_20_Link"><text:span text:style-name="T6">http://localhost:8080/api/apiKey/kernels</text:span></text:a></text:p>
      <text:p text:style-name="P9"><text:span text:style-name="T18"><text:tab/> <text:s text:c="7"/></text:span><text:span text:style-name="T19">key: <text:s text:c="32"/>value:</text:span></text:p>
      <text:p text:style-name="P20"><text:s text:c="19"/>name <text:s text:c="30"/>name of Your choose</text:p>
      <text:p text:style-name="P20"><text:s text:c="19"/>description <text:s text:c="20"/>description of You choose</text:p>
      <text:p text:style-name="P6"><text:span text:style-name="T12"><text:s text:c="19"/>kernelTypeId <text:s/><text:tab/><text:tab/> </text:span><text:span text:style-name="T13">kernel type id, if absent, leave empty or post one :)</text:span></text:p>
      <text:p text:style-name="P22"/>
      <text:p text:style-name="P8"><text:span text:style-name="T1"><text:tab/> <text:s text:c="2"/></text:span><text:span text:style-name="T22">kernelTypes</text:span><text:span text:style-name="T23">:</text:span></text:p>
      <text:p text:style-name="P8"><text:span text:style-name="T5"><text:tab/> <text:s text:c="8"/></text:span><text:span text:style-name="T15">To </text:span><text:span text:style-name="T16">post</text:span><text:span text:style-name="T15"> </text:span><text:span text:style-name="T16">new</text:span><text:span text:style-name="T15"> entity - </text:span><text:a xlink:type="simple" xlink:href="http://localhost:8080/api/apiKey/kernelTypes" text:style-name="Internet_20_link" text:visited-style-name="Visited_20_Internet_20_Link"><text:span text:style-name="T6">http://localhost:8080/api/apiKey/</text:span></text:a><text:a xlink:type="simple" xlink:href="http://localhost:8080/api/apiKey/kernelTypes" text:style-name="Internet_20_link" text:visited-style-name="Visited_20_Internet_20_Link"><text:span text:style-name="T7">kernelTypes</text:span></text:a></text:p>
      <text:p text:style-name="P9"><text:span text:style-name="T18"><text:tab/> <text:s text:c="7"/></text:span><text:span text:style-name="T19">key: <text:s text:c="32"/>value:</text:span></text:p>
      <text:p text:style-name="P20"><text:s text:c="19"/>name <text:s text:c="30"/>name of Your choose</text:p>
      <text:p text:style-name="P8"><text:span text:style-name="T8"><text:s text:c="19"/></text:span><text:span text:style-name="T9">description</text:span><text:span text:style-name="T8"> <text:s text:c="20"/></text:span><text:span text:style-name="T9">description of Your choose<text:tab/></text:span></text:p>
      <text:p text:style-name="P24"><text:tab/> <text:s text:c="2"/></text:p>
      <text:p text:style-name="P11"><text:soft-page-break/><text:span text:style-name="T2"><text:tab/> <text:s text:c="2"/></text:span><text:span text:style-name="T21">defaultDesktopEnvironments</text:span><text:span text:style-name="T20">:</text:span></text:p>
      <text:p text:style-name="P15"><text:span text:style-name="T7"><text:tab/> <text:s text:c="7"/><text:tab/><text:tab/> <text:s/></text:span><text:span text:style-name="T15">To </text:span><text:span text:style-name="T16">post</text:span><text:span text:style-name="T15"> </text:span><text:span text:style-name="T16">new</text:span><text:span text:style-name="T15"> entity - </text:span><text:span text:style-name="T6">http://localhost:8080/api/apiKey/</text:span><text:span text:style-name="T8">d</text:span><text:span text:style-name="T7">efaultDesktopEnvironments</text:span></text:p>
      <text:p text:style-name="P9"><text:span text:style-name="T18"><text:tab/> <text:s text:c="7"/></text:span><text:span text:style-name="T19">key: <text:s text:c="32"/>value:</text:span></text:p>
      <text:p text:style-name="P20"><text:s text:c="19"/>name <text:s text:c="30"/>name of Your choose</text:p>
      <text:p text:style-name="P20"/>
      <text:p text:style-name="P20"/>
      <text:p text:style-name="P13"><text:span text:style-name="T25">PUT</text:span> METHOD:</text:p>
      <text:p text:style-name="P3"><text:tab/>ENTITY <text:span text:style-name="T25">COLLECTIONS</text:span>:</text:p>
      <text:p text:style-name="P11"><text:span text:style-name="T1"><text:tab/> <text:s text:c="2"/></text:span><text:span text:style-name="T23">operationSystems:</text:span></text:p>
      <text:p text:style-name="P11"><text:span text:style-name="T5"><text:tab/> <text:s text:c="8"/></text:span><text:span text:style-name="T15">To </text:span><text:span text:style-name="T17">update</text:span><text:span text:style-name="T15"> </text:span><text:span text:style-name="T17">specific</text:span><text:span text:style-name="T15"> entity - </text:span><text:span text:style-name="T6">http://localhost:8080/api/apiKey/</text:span><text:span text:style-name="T7">operationSystems/</text:span><text:span text:style-name="T10">entityId</text:span></text:p>
      <text:p text:style-name="P10"><text:span text:style-name="T18"><text:tab/> <text:s text:c="7"/></text:span><text:span text:style-name="T19">key: <text:s text:c="32"/>value:</text:span></text:p>
      <text:p text:style-name="P21"><text:s text:c="19"/>name <text:s text:c="30"/>name of Your choose</text:p>
      <text:p text:style-name="P7"><text:span text:style-name="T12"><text:s text:c="19"/>kernelId <text:s text:c="25"/>kernel id, </text:span><text:span text:style-name="T13">if absent, leave empty or post one :)</text:span></text:p>
      <text:p text:style-name="P7"><text:span text:style-name="T12"><text:s text:c="19"/>desktopEnvironmentId <text:s/>default desktop environment id, if absent,</text:span><text:span text:style-name="T13">leave empty or</text:span><text:span text:style-name="T12"> post one :)</text:span></text:p>
      <text:p text:style-name="P21"/>
      <text:p text:style-name="P11"><text:span text:style-name="T2"><text:tab/> <text:s text:c="2"/></text:span><text:span text:style-name="T20">kernels:</text:span></text:p>
      <text:p text:style-name="P11"><text:span text:style-name="T7"><text:tab/> <text:s text:c="7"/></text:span><text:span text:style-name="T15">To </text:span><text:span text:style-name="T17">update</text:span><text:span text:style-name="T15"> </text:span><text:span text:style-name="T17">specific</text:span><text:span text:style-name="T15"> entity - </text:span><text:span text:style-name="T6">http://localhost:8080/api/apiKey/</text:span><text:span text:style-name="T7">kernels</text:span></text:p>
      <text:p text:style-name="P10"><text:span text:style-name="T18"><text:tab/> <text:s text:c="7"/></text:span><text:span text:style-name="T19">key: <text:s text:c="32"/>value:</text:span></text:p>
      <text:p text:style-name="P21"><text:s text:c="19"/>name <text:s text:c="30"/>name of Your choose</text:p>
      <text:p text:style-name="P21"><text:s text:c="19"/>description <text:s text:c="20"/>description of You choose</text:p>
      <text:p text:style-name="P7"><text:span text:style-name="T12"><text:s text:c="19"/>kernelTypeId <text:s/><text:tab/><text:tab/> </text:span><text:span text:style-name="T13">kernel type id, if absent, leave empty or post one :)</text:span></text:p>
      <text:p text:style-name="P23"/>
      <text:p text:style-name="P11"><text:span text:style-name="T1"><text:tab/> <text:s text:c="2"/></text:span><text:span text:style-name="T22">kernelTypes</text:span><text:span text:style-name="T23">:</text:span></text:p>
      <text:p text:style-name="P11"><text:span text:style-name="T5"><text:tab/> <text:s text:c="8"/></text:span><text:span text:style-name="T15">To </text:span><text:span text:style-name="T17">update</text:span><text:span text:style-name="T15"> </text:span><text:span text:style-name="T17">specific</text:span><text:span text:style-name="T15"> entity - </text:span><text:span text:style-name="T6">http://localhost:8080/api/apiKey/</text:span><text:span text:style-name="T7">kernelTypes/</text:span><text:span text:style-name="T10">entityId</text:span></text:p>
      <text:p text:style-name="P10"><text:span text:style-name="T18"><text:tab/> <text:s text:c="7"/></text:span><text:span text:style-name="T19">key: <text:s text:c="32"/>value:</text:span></text:p>
      <text:p text:style-name="P21"><text:s text:c="19"/>name <text:s text:c="30"/>name of Your choose</text:p>
      <text:p text:style-name="P11"><text:span text:style-name="T8"><text:s text:c="19"/></text:span><text:span text:style-name="T9">description</text:span><text:span text:style-name="T8"> <text:s text:c="20"/></text:span><text:span text:style-name="T9">description of Your choose<text:tab/></text:span></text:p>
      <text:p text:style-name="P24"><text:tab/> <text:s text:c="2"/></text:p>
      <text:p text:style-name="P11"><text:span text:style-name="T2"><text:tab/> <text:s text:c="2"/></text:span><text:span text:style-name="T21">defaultDesktopEnvironments</text:span><text:span text:style-name="T20">:</text:span></text:p>
      <text:p text:style-name="P16"><text:span text:style-name="T7"><text:tab/> <text:s text:c="7"/><text:tab/><text:tab/> <text:s/></text:span><text:span text:style-name="T15">To </text:span><text:span text:style-name="T17">update</text:span><text:span text:style-name="T15"> </text:span><text:span text:style-name="T17">specific</text:span><text:span text:style-name="T15"> entity - </text:span><text:span text:style-name="T6">http://localhost:8080/api/apiKey/</text:span><text:span text:style-name="T8">d</text:span><text:span text:style-name="T7">efaultDesktopEnvironments/</text:span><text:span text:style-name="T10">entityId</text:span></text:p>
      <text:p text:style-name="P10"><text:span text:style-name="T18"><text:tab/> <text:s text:c="7"/></text:span><text:span text:style-name="T19">key: <text:s text:c="32"/>value:</text:span></text:p>
      <text:p text:style-name="P21"><text:s text:c="19"/>name <text:s text:c="30"/>name of Your choose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709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1:17:55.360692757</meta:creation-date>
    <dc:date>2019-07-29T13:31:50.899699748</dc:date>
    <meta:editing-duration>PT1H11M3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72" meta:word-count="294" meta:character-count="4123" meta:non-whitespace-character-count="2553"/>
  </office:meta>
</office:document-meta>
</file>